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00309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0.65cm" fo:min-width="21.4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5.5cm"/>
    </style:style>
    <style:style style:name="gr3" style:family="graphic" style:parent-style-name="objectwithoutfill">
      <style:graphic-properties draw:stroke="solid" svg:stroke-width="0.106cm" svg:stroke-color="#662d91" draw:marker-start-width="0.358cm" draw:marker-end="Arrow" draw:marker-end-width="0.458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81cm" svg:stroke-color="#d5a6fe" draw:marker-start="Arrow" draw:marker-start-width="0.421cm" draw:marker-end="Arrow" draw:marker-end-width="0.421cm" draw:fill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9cm" svg:height="10.9cm" svg:x="1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cm" svg:height="1cm" svg:x="3cm" svg:y="7cm">
          <text:p text:style-name="P2"><text:span text:style-name="T1">Analyse et spécification</text:span><text:span text:style-name="T1"><text:line-break/></text:span><text:span text:style-name="T1">des besoin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6cm" svg:height="1cm" svg:x="4cm" svg:y="9cm">
          <text:p text:style-name="P4"><text:span text:style-name="T2">Conception généra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6cm" svg:height="1cm" svg:x="9cm" svg:y="13cm">
          <text:p text:style-name="P4"><text:span text:style-name="T2">Réal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6cm" svg:height="1cm" svg:x="13cm" svg:y="11cm">
          <text:p text:style-name="P4"><text:span text:style-name="T2">Tests unitair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6cm" svg:height="1cm" svg:x="16cm" svg:y="5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cm" svg:height="1cm" svg:x="2cm" svg:y="5cm">
          <text:p text:style-name="P2"><text:span text:style-name="T1">Expression des besoin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6cm" svg:height="1cm" svg:x="5cm" svg:y="11cm">
          <text:p text:style-name="P4"><text:span text:style-name="T2">Conception detaillé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6cm" svg:height="1cm" svg:x="14cm" svg:y="9cm">
          <text:p text:style-name="P4"><text:span text:style-name="T2">Tests d'inté</text:span><text:span text:style-name="T2">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6cm" svg:height="1cm" svg:x="15cm" svg:y="7cm">
          <text:p text:style-name="P4"><text:span text:style-name="T2">Validation (recette)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cm" svg:y1="6cm" svg:x2="6cm" svg:y2="7cm" draw:start-shape="id1" draw:start-glue-point="2" draw:end-shape="id2" draw:end-glue-point="0" svg:d="M5000 6000l1000 1000" svg:viewBox="0 0 1001 1001">
          <text:p/>
        </draw:connector>
        <draw:connector draw:style-name="gr3" draw:text-style-name="P6" draw:layer="layout" draw:type="line" svg:x1="6cm" svg:y1="8cm" svg:x2="7cm" svg:y2="9cm" draw:start-shape="id2" draw:start-glue-point="2" draw:end-shape="id3" draw:end-glue-point="0" svg:d="M6000 8000l1000 1000" svg:viewBox="0 0 1001 1001">
          <text:p/>
        </draw:connector>
        <draw:connector draw:style-name="gr3" draw:text-style-name="P6" draw:layer="layout" draw:type="line" svg:x1="7cm" svg:y1="10cm" svg:x2="8cm" svg:y2="11cm" draw:start-shape="id3" draw:start-glue-point="2" draw:end-shape="id4" draw:end-glue-point="0" svg:d="M7000 10000l1000 1000" svg:viewBox="0 0 1001 1001">
          <text:p/>
        </draw:connector>
        <draw:connector draw:style-name="gr3" draw:text-style-name="P6" draw:layer="layout" draw:type="line" svg:x1="8cm" svg:y1="12cm" svg:x2="12cm" svg:y2="13cm" draw:start-shape="id4" draw:start-glue-point="2" draw:end-shape="id5" draw:end-glue-point="0" svg:d="M8000 12000l4000 1000" svg:viewBox="0 0 4001 1001">
          <text:p/>
        </draw:connector>
        <draw:connector draw:style-name="gr3" draw:text-style-name="P6" draw:layer="layout" draw:type="line" svg:x1="12cm" svg:y1="13cm" svg:x2="16cm" svg:y2="12cm" draw:start-shape="id5" draw:start-glue-point="0" draw:end-shape="id6" draw:end-glue-point="2" svg:d="M12000 13000l4000-1000" svg:viewBox="0 0 4001 1001">
          <text:p/>
        </draw:connector>
        <draw:connector draw:style-name="gr3" draw:text-style-name="P6" draw:layer="layout" draw:type="line" svg:x1="16cm" svg:y1="11cm" svg:x2="17cm" svg:y2="10cm" draw:start-shape="id6" draw:end-shape="id7" draw:end-glue-point="2" svg:d="M16000 11000l1000-1000" svg:viewBox="0 0 1001 1001">
          <text:p/>
        </draw:connector>
        <draw:connector draw:style-name="gr3" draw:text-style-name="P6" draw:layer="layout" draw:type="line" svg:x1="17cm" svg:y1="9cm" svg:x2="18cm" svg:y2="8cm" draw:start-shape="id7" draw:end-shape="id8" svg:d="M17000 9000l1000-1000" svg:viewBox="0 0 1001 1001">
          <text:p/>
        </draw:connector>
        <draw:connector draw:style-name="gr3" draw:text-style-name="P6" draw:layer="layout" draw:type="line" svg:x1="18cm" svg:y1="7cm" svg:x2="19cm" svg:y2="6cm" draw:start-shape="id8" draw:end-shape="id9" draw:end-glue-point="2" svg:d="M18000 7000l1000-1000" svg:viewBox="0 0 1001 1001">
          <text:p/>
        </draw:connector>
        <draw:connector draw:style-name="gr4" draw:text-style-name="P7" draw:layer="layout" draw:type="line" svg:x1="8cm" svg:y1="5.5cm" svg:x2="16cm" svg:y2="5.5cm" draw:start-shape="id1" draw:start-glue-point="1" draw:end-shape="id9" svg:d="M8000 5500h8000" svg:viewBox="0 0 8001 1">
          <text:p/>
        </draw:connector>
        <draw:connector draw:style-name="gr4" draw:text-style-name="P7" draw:layer="layout" draw:type="line" svg:x1="9cm" svg:y1="7.5cm" svg:x2="15cm" svg:y2="7.5cm" draw:start-shape="id2" draw:start-glue-point="1" draw:end-shape="id8" draw:end-glue-point="3" svg:d="M9000 7500h6000" svg:viewBox="0 0 6001 1">
          <text:p/>
        </draw:connector>
        <draw:connector draw:style-name="gr4" draw:text-style-name="P7" draw:layer="layout" draw:type="line" svg:x1="10cm" svg:y1="9.5cm" svg:x2="14cm" svg:y2="9.5cm" draw:start-shape="id3" draw:start-glue-point="1" draw:end-shape="id7" draw:end-glue-point="3" svg:d="M10000 9500h4000" svg:viewBox="0 0 4001 1">
          <text:p/>
        </draw:connector>
        <draw:connector draw:style-name="gr4" draw:text-style-name="P7" draw:layer="layout" draw:type="line" svg:x1="11cm" svg:y1="11.5cm" svg:x2="13cm" svg:y2="11.5cm" draw:start-shape="id4" draw:start-glue-point="1" draw:end-shape="id6" draw:end-glue-point="3" svg:d="M11000 1150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2d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51cm" fo:min-width="0.50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ns_20_nom1" style:display-name="Sans nom1" style:family="graphic" style:parent-style-name="standard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2d91" draw:secondary-fill-color="#729fcf" draw:fill-gradient-name="Gradient_20_10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51cm" fo:min-width="0.50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ans_20_nom1" style:display-name="Sans nom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n Rolland</meta:initial-creator>
    <meta:creation-date>2015-09-13T12:25:50.479268188</meta:creation-date>
    <dc:date>2015-09-13T19:28:58.308422168</dc:date>
    <dc:creator>Glenn Rolland</dc:creator>
    <meta:editing-duration>PT40M19S</meta:editing-duration>
    <meta:editing-cycles>24</meta:editing-cycles>
    <meta:generator>LibreOffice/5.0.1.2.0$Linux_X86_64 LibreOffice_project/00m0$Build-2</meta:generator>
    <meta:document-statistic meta:object-count="22"/>
  </office:meta>
</office:document-meta>
</file>